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 style:data-style-name="N37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A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F3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4" style:family="table-row">
      <style:table-row-properties style:min-row-height="0.2396in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E4" style:family="table-cell" style:data-style-name="N0">
      <style:table-cell-properties style:vertical-align="top" fo:padding-left="0.075in" fo:padding-right="0.075in" fo:padding-top="0in" fo:padding-bottom="0in" fo:border="1pt solid #000000" style:writing-mode="lr-tb"/>
    </style:style>
    <style:style style:name="Table1.5" style:family="table-row">
      <style:table-row-properties style:min-row-height="0.260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212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>David Relao</text:p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date" office:date-value="2015-03-02">
            <text:p text:style-name="P7">03/02/15</text:p>
          </table:table-cell>
        </table:table-row>
        <table:table-row table:style-name="Table1.2">
          <table:table-cell table:style-name="Table1.A5" table:number-rows-spanned="2" office:value-type="string">
            <text:p text:style-name="P6">Project Name: </text:p>
          </table:table-cell>
          <table:table-cell table:style-name="Table1.A1" table:number-rows-spanned="2" table:number-columns-spanned="2" office:value-type="string">
            <text:p text:style-name="P6">WORM Subject Planner</text:p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3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D3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5" office:value-type="string">
            <text:p text:style-name="P6">Developer’s Name:</text:p>
          </table:table-cell>
          <table:table-cell table:style-name="Table1.A1" office:value-type="string">
            <text:p text:style-name="P7">Cyan Worm</text:p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E4" table:number-columns-spanned="2" office:value-type="float" office:value="2">
            <text:p text:style-name="P7">2</text:p>
          </table:table-cell>
          <table:covered-table-cell/>
        </table:table-row>
        <table:table-row table:style-name="Table1.5">
          <table:table-cell table:style-name="Table1.A5" office:value-type="string">
            <text:p text:style-name="P6">Sprint Release Approved</text:p>
          </table:table-cell>
          <table:table-cell table:style-name="Table1.B5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 table:style-name="Table2.2">
          <table:table-cell table:style-name="Table2.A2" office:value-type="string">
            <text:p text:style-name="P3">Can view notes</text:p>
          </table:table-cell>
          <table:table-cell table:style-name="Table2.A2" office:value-type="string">
            <text:p text:style-name="P3"><text:s text:c="4"/>/</text:p>
          </table:table-cell>
          <table:table-cell table:style-name="Table2.C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>Can delete subject</text:p>
          </table:table-cell>
          <table:table-cell table:style-name="Table2.A2" office:value-type="string">
            <text:p text:style-name="P3"><text:s text:c="4"/>x</text:p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13" text:outline-level="1">Reviewer’s Comments:<text:line-break/></text:h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20T18:16:37.235000000</dc:date>
    <meta:print-date>2006-07-28T14:33:00</meta:print-date>
    <meta:editing-cycles>14</meta:editing-cycles>
    <meta:editing-duration>PT41M52S</meta:editing-duration>
    <meta:generator>LibreOffice/4.3.0.4$Windows_x86 LibreOffice_project/62ad5818884a2fc2e5780dd45466868d41009ec0</meta:generator>
    <meta:document-statistic meta:table-count="2" meta:image-count="0" meta:object-count="0" meta:page-count="1" meta:paragraph-count="26" meta:word-count="83" meta:character-count="524" meta:non-whitespace-character-count="446"/>
  </office:meta>
</office:document-meta>
</file>